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Usecase.DocumentUs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Usecase.getSource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Usecase.getSource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Usecase.getTargetURL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Usecase.getTargetDocument( boolean su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Usecase.setDefaultTarge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Usecase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Usecase.setTarget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